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Policepardéfaut" style:family="text">
      <style:text-properties fo:font-weight="bold" style:font-weight-asian="bold" style:font-weight-complex="bold" fo:font-style="italic" style:font-style-asian="italic" style:font-style-complex="italic" fo:font-size="24pt" style:font-size-asian="24pt" style:font-size-complex="24pt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P5" style:parent-style-name="Normal" style:family="paragraph">
      <style:text-properties fo:font-weight="bold" style:font-weight-asian="bold" style:font-weight-complex="bold"/>
    </style:style>
    <style:style style:name="T6" style:parent-style-name="Policepardéfaut" style:family="text">
      <style:text-properties fo:font-weight="bold" style:font-weight-asian="bold" style:font-weight-complex="bold" fo:font-style="italic" style:font-style-asian="italic" style:font-style-complex="italic" fo:font-size="24pt" style:font-size-asian="24pt" style:font-size-complex="24pt" style:text-underline-type="single" style:text-underline-style="solid" style:text-underline-width="auto" style:text-underline-mode="continuous" fo:language="de" fo:country="DE"/>
    </style:style>
    <style:style style:name="T7" style:parent-style-name="Policepardéfaut" style:family="text">
      <style:text-properties fo:font-weight="bold" style:font-weight-asian="bold" style:font-weight-complex="bold" fo:font-style="italic" style:font-style-asian="italic" style:font-style-complex="italic" fo:font-size="24pt" style:font-size-asian="24pt" style:font-size-complex="24pt" style:text-underline-type="single" style:text-underline-style="solid" style:text-underline-width="auto" style:text-underline-mode="continuous" fo:language="de" fo:country="DE"/>
    </style:style>
    <style:style style:name="T8" style:parent-style-name="Policepardéfaut" style:family="text">
      <style:text-properties fo:font-weight="bold" style:font-weight-asian="bold" style:font-weight-complex="bold" fo:font-style="italic" style:font-style-asian="italic" style:font-style-complex="italic" fo:font-size="24pt" style:font-size-asian="24pt" style:font-size-complex="24pt" fo:language="de" fo:country="DE"/>
    </style:style>
    <style:style style:name="P9" style:parent-style-name="Normal" style:family="paragraph">
      <style:text-properties fo:font-size="16pt" style:font-size-asian="16pt" style:font-size-complex="16pt" style:text-underline-type="single" style:text-underline-style="solid" style:text-underline-width="auto" style:text-underline-mode="continuous" fo:language="de" fo:country="DE"/>
    </style:style>
    <style:style style:name="P10" style:parent-style-name="Normal" style:family="paragraph">
      <style:text-properties fo:font-size="16pt" style:font-size-asian="16pt" style:font-size-complex="16pt"/>
    </style:style>
    <style:style style:name="P11" style:parent-style-name="Normal" style:family="paragraph">
      <style:text-properties fo:font-size="16pt" style:font-size-asian="16pt" style:font-size-complex="16pt"/>
    </style:style>
    <style:style style:name="P12" style:parent-style-name="Normal" style:family="paragraph">
      <style:text-properties fo:font-size="16pt" style:font-size-asian="16pt" style:font-size-complex="16pt"/>
    </style:style>
    <style:style style:name="P13" style:parent-style-name="Normal" style:family="paragraph">
      <style:text-properties fo:font-size="16pt" style:font-size-asian="16pt" style:font-size-complex="16pt"/>
    </style:style>
    <style:style style:name="P14" style:parent-style-name="Normal" style:family="paragraph">
      <style:text-properties fo:font-size="16pt" style:font-size-asian="16pt" style:font-size-complex="16pt"/>
    </style:style>
    <style:style style:name="P15" style:parent-style-name="Normal" style:family="paragraph">
      <style:text-properties fo:font-size="16pt" style:font-size-asian="16pt" style:font-size-complex="16pt"/>
    </style:style>
    <style:style style:name="P16" style:parent-style-name="Normal" style:family="paragraph">
      <style:text-properties fo:font-size="16pt" style:font-size-asian="16pt" style:font-size-complex="16pt"/>
    </style:style>
    <style:style style:family="graphic" style:name="a0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<draw:frame draw:z-index="251659264" draw:id="id0" draw:style-name="a0" draw:name="Zone de texte 2" text:anchor-type="paragraph" svg:x="0.05069in" svg:y="0.98681in" svg:width="0.80764in" svg:height="2.07639in" style:rel-width="scale" style:rel-height="scale"><draw:text-box><text:p text:style-name="P3">Martin Boillot</text:p><text:p text:style-name="P4"><text:line-break/>Mathias Stoecklin</text:p><text:p text:style-name="P5">Jules Jorge</text:p></draw:text-box><svg:title/><svg:desc/></draw:frame></text:span><text:span text:style-name="T6">Cahier des charges NSI :</text:span><text:span text:style-name="T7"><text:line-break/></text:span><text:span text:style-name="T8">Genesis Versus</text:span></text:p>
      <text:p text:style-name="P9">Explication du projet:</text:p>
      <text:p text:style-name="P10">Notre projet Genesis Versus est un jeu de combat en 1 contre 1<text:s/>réalisé EduPython.</text:p>
      <text:p text:style-name="P11">Le programme va se lancer sur un écran de sélection de personnage, il y en aura 4 : Martin, Mathias, Jules et Mr Jammet. Une fois la sélection des personnages faites par les 2 utilisateurs, le combat se lance. Les personnages pourront bouger de droite à gauche et disposeront de un saut. Ils auront environ<text:s/>quatre<text:s/>coups et une vitesse et des poids différents. Il y aura pour l’instant un seul terrain avec<text:s/>deux<text:s/>plateformes<text:s/>en haut à gauche et en haut à droite et le terrain fera toute la largeur de<text:s/>l‘écran<text:s/>cela veut donc dire que l’on ne pourra pas tomber. Le décor sera dans l’espace pour donner une dimension fantasque au jeu.<text:s/></text:p>
      <text:p text:style-name="P12">Lorsque le combat commence<text:s/>chaque joueur disposeront de bouton pour lancer leurs attaques<text:s/>et se déplacer : Le joueur 1 pourra se mouvoir dans l’espace grâce aux touches z q s d tandis que le joueur 2 avec les flèches directionnels.<text:s/></text:p>
      <text:p text:style-name="P13">Il y aura une seul touche d’attaque :</text:p>
      <text:p text:style-name="P14">En effet, la touche d’attaque sera liée avec les touches directionnelles du personnage, c’est-à-dire que chaque personnage aura une attaque différente en fonction de sa touche directionnelle enfoncée, une attaque pour la touche haut,<text:s/>gauche, droite et sans direction.<text:s/>Chaque attaque qui touchera l’adversaire enlèvera un nombre x de vie à cette dernière.</text:p>
      <text:p text:style-name="P15">Cette touche d’attaque pour le joueur 1 sera F et pour le joueur 2 cela sera la touche M.<text:s/>Au prémices du combat les joueurs disposeront<text:s/><text:soft-page-break/>d’une barre de vie égale et le programmes s’arrête lorsque l’une des barre des deux joueurs est complètement vide</text:p>
      <text:p text:style-name="P1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ules Jorge</meta:initial-creator>
    <dc:creator>Jules Jorge</dc:creator>
    <meta:creation-date>2023-12-10T16:30:00Z</meta:creation-date>
    <dc:date>2023-12-10T16:30:00Z</dc:date>
    <meta:template xlink:href="Normal.dotm" xlink:type="simple"/>
    <meta:editing-cycles>2</meta:editing-cycles>
    <meta:editing-duration>PT0S</meta:editing-duration>
    <meta:document-statistic meta:page-count="2" meta:paragraph-count="3" meta:word-count="254" meta:character-count="1651" meta:row-count="11" meta:non-whitespace-character-count="1400"/>
  </office:meta>
</office:document-meta>
</file>